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T1" style:family="text">
      <style:text-properties fo:background-color="#ffff00" loext:char-shading-value="0"/>
    </style:style>
    <style:style style:name="T2" style:family="text">
      <style:text-properties officeooo:rsid="00011ecf"/>
    </style:style>
    <style:style style:name="T3" style:family="text">
      <style:text-properties officeooo:rsid="000294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2">been</text:span> with anyone … I mean … ever, <text:span text:style-name="T2">I haven't ever been with anyone like that</text:span>” she turned away and her voice became small again.</text:p>
      <text:p text:style-name="Standard"/>
      <text:p text:style-name="P1">The mother suddenly switched her attack, “you've made a mistake, clearly <text:span text:style-name="T3">there must be a mistake with the test”</text:span></text:p>
      <text:p text:style-name="P2"><text:span text:style-name="T2">“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2:49:55.093778964</dc:date>
    <meta:editing-cycles>7</meta:editing-cycles>
    <meta:editing-duration>PT56M54S</meta:editing-duration>
    <dc:creator>Pete Curati</dc:creator>
    <meta:document-statistic meta:table-count="0" meta:image-count="0" meta:object-count="0" meta:page-count="1" meta:paragraph-count="6" meta:word-count="446" meta:character-count="2433" meta:non-whitespace-character-count="1979"/>
    <meta:user-defined meta:name="Info 1"/>
    <meta:user-defined meta:name="Info 2"/>
    <meta:user-defined meta:name="Info 3"/>
    <meta:user-defined meta:name="Info 4"/>
  </office:meta>
</office:document-meta>
</file>